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1C000002142095945F.png"/>
  <manifest:file-entry manifest:media-type="image/png" manifest:full-path="Pictures/100000000000021C00000214FB029923.png"/>
  <manifest:file-entry manifest:media-type="image/png" manifest:full-path="Pictures/100000000000021C0000021470FE4683.png"/>
  <manifest:file-entry manifest:media-type="image/png" manifest:full-path="Pictures/100000000000021C00000214AC703E7A.png"/>
  <manifest:file-entry manifest:media-type="image/png" manifest:full-path="Pictures/100000000000021A00000241B7AAD03A.png"/>
  <manifest:file-entry manifest:media-type="image/png" manifest:full-path="Pictures/100000000000021A00000228E2C6ED7B.png"/>
  <manifest:file-entry manifest:media-type="image/png" manifest:full-path="Pictures/100000000000021A00000241E8A2B7A9.png"/>
  <manifest:file-entry manifest:media-type="image/png" manifest:full-path="Pictures/100000000000021A000002289219FCD0.png"/>
  <manifest:file-entry manifest:media-type="image/png" manifest:full-path="Pictures/100000000000021A00000228115616FE.png"/>
  <manifest:file-entry manifest:media-type="image/png" manifest:full-path="Pictures/100000000000021A00000228E65C76ED.png"/>
  <manifest:file-entry manifest:media-type="image/png" manifest:full-path="Pictures/100000000000021C00000214E5C53488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3.85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3.859cm"/>
    </style:style>
    <style:style style:name="pr6" style:family="presentation" style:parent-style-name="Default-notes">
      <style:graphic-properties draw:fill-color="#ffffff" fo:min-height="12.572cm"/>
    </style:style>
    <style:style style:name="P1" style:family="paragraph">
      <style:text-properties fo:font-size="32pt"/>
    </style:style>
    <style:style style:name="P2" style:family="paragraph">
      <style:paragraph-properties fo:text-align="center"/>
    </style: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1" draw:layer="layout" svg:width="25.199cm" svg:height="13.859cm" svg:x="1.4cm" svg:y="4.914cm" presentation:class="subtitle" presentation:placeholder="true">
          <draw:text-box/>
        </draw:frame>
        <draw:frame draw:style-name="gr1" draw:text-style-name="P2" draw:layer="layout" svg:width="11.429cm" svg:height="11.26cm" svg:x="0.635cm" svg:y="4.445cm">
          <draw:image xlink:href="Pictures/100000000000021C00000214AC703E7A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3.859cm" svg:x="1.4cm" svg:y="4.914cm" presentation:class="outline" presentation:placeholder="true">
          <draw:text-box/>
        </draw:frame>
        <draw:frame draw:style-name="gr1" draw:text-style-name="P2" draw:layer="layout" svg:width="11.429cm" svg:height="11.26cm" svg:x="1.368cm" svg:y="4.247cm">
          <draw:image xlink:href="Pictures/100000000000021C00000214FB029923.png" xlink:type="simple" xlink:show="embed" xlink:actuate="onLoad">
            <text:p/>
          </draw:image>
        </draw:frame>
        <draw:frame draw:style-name="gr1" draw:text-style-name="P2" draw:layer="layout" svg:width="11.387cm" svg:height="11.683cm" svg:x="12.108cm" svg:y="4.192cm">
          <draw:image xlink:href="Pictures/100000000000021A00000228115616F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3.859cm" svg:x="1.4cm" svg:y="4.914cm" presentation:class="outline" presentation:placeholder="true">
          <draw:text-box/>
        </draw:frame>
        <draw:frame draw:style-name="gr1" draw:text-style-name="P2" draw:layer="layout" svg:width="11.429cm" svg:height="11.26cm" svg:x="2.019cm" svg:y="4.519cm">
          <draw:image xlink:href="Pictures/100000000000021C000002142095945F.png" xlink:type="simple" xlink:show="embed" xlink:actuate="onLoad">
            <text:p/>
          </draw:image>
        </draw:frame>
        <draw:frame draw:style-name="gr1" draw:text-style-name="P2" draw:layer="layout" svg:width="11.387cm" svg:height="11.683cm" svg:x="12.108cm" svg:y="4.827cm">
          <draw:image xlink:href="Pictures/100000000000021A00000228E65C76ED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3.859cm" svg:x="1.4cm" svg:y="4.914cm" presentation:class="outline" presentation:placeholder="true">
          <draw:text-box/>
        </draw:frame>
        <draw:frame draw:style-name="gr1" draw:text-style-name="P2" draw:layer="layout" svg:width="11.429cm" svg:height="11.26cm" svg:x="0.526cm" svg:y="3.813cm">
          <draw:image xlink:href="Pictures/100000000000021C00000214E5C53488.png" xlink:type="simple" xlink:show="embed" xlink:actuate="onLoad">
            <text:p/>
          </draw:image>
        </draw:frame>
        <draw:frame draw:style-name="gr1" draw:text-style-name="P2" draw:layer="layout" svg:width="11.387cm" svg:height="11.683cm" svg:x="10.344cm" svg:y="3.601cm">
          <draw:image xlink:href="Pictures/100000000000021A000002289219FCD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3.859cm" svg:x="1.4cm" svg:y="4.914cm" presentation:class="outline" presentation:placeholder="true">
          <draw:text-box/>
        </draw:frame>
        <draw:frame draw:style-name="gr1" draw:text-style-name="P2" draw:layer="layout" svg:width="11.429cm" svg:height="11.26cm" svg:x="-1.156cm" svg:y="3.922cm">
          <draw:image xlink:href="Pictures/100000000000021C0000021470FE4683.png" xlink:type="simple" xlink:show="embed" xlink:actuate="onLoad">
            <text:p/>
          </draw:image>
        </draw:frame>
        <draw:frame draw:style-name="gr1" draw:text-style-name="P2" draw:layer="layout" svg:width="11.387cm" svg:height="12.212cm" svg:x="12.108cm" svg:y="3.81cm">
          <draw:image xlink:href="Pictures/100000000000021A00000241B7AAD03A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3.859cm" svg:x="1.4cm" svg:y="4.914cm" presentation:class="outline" presentation:placeholder="true">
          <draw:text-box/>
        </draw:frame>
        <draw:frame draw:style-name="gr1" draw:text-style-name="P2" draw:layer="layout" svg:width="11.387cm" svg:height="12.212cm" svg:x="-0.131cm" svg:y="4.151cm">
          <draw:image xlink:href="Pictures/100000000000021A00000241E8A2B7A9.png" xlink:type="simple" xlink:show="embed" xlink:actuate="onLoad">
            <text:p/>
          </draw:image>
        </draw:frame>
        <draw:frame draw:style-name="gr1" draw:text-style-name="P2" draw:layer="layout" svg:width="11.387cm" svg:height="11.683cm" svg:x="12.081cm" svg:y="5.392cm">
          <draw:image xlink:href="Pictures/100000000000021A00000228E2C6ED7B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Eathan Janney</meta:initial-creator>
    <meta:creation-date>2012-09-20T12:46:03.69</meta:creation-date>
    <meta:editing-duration>PT1H48M43S</meta:editing-duration>
    <meta:editing-cycles>3</meta:editing-cycles>
    <dc:date>2012-09-20T17:27:48.67</dc:date>
    <dc:creator>Eathan Janney</dc:creator>
    <meta:generator>OpenOffice.org/3.3$Win32 OpenOffice.org_project/330m20$Build-9567</meta:generator>
    <meta:document-statistic meta:object-count="56"/>
  </office:meta>
</office:document-meta>
</file>